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Method.LockMethod( String uri , long timeout , String [ ] lock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kMethod.getLoc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Method.succ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Method.LockMethod( String uri , LockInfo lock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ethod.processResponseBody( HttpState httpState , HttpConnection http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Method.buildDiscoveryFromRoot( Element 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k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ethod.getResponseAsLockDiscov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ethod.LockMethod( String uri , Scope lockScope , Type lockType , String owner , long timeout ,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